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40000013790F3AED532AA29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.454cm" fo:min-width="16.821cm" draw:shadow-opacity="20%"/>
    </style:style>
    <style:style style:name="gr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149cm" svg:x="1.337cm" svg:y="0.506cm">
          <draw:image xlink:href="Pictures/10000001000003540000013790F3AED532AA291B.png" xlink:type="simple" xlink:show="embed" xlink:actuate="onLoad" draw:mime-type="image/png">
            <text:p/>
          </draw:image>
        </draw:frame>
        <draw:custom-shape draw:style-name="gr2" draw:text-style-name="P2" draw:layer="layout" svg:width="17.321cm" svg:height="1.704cm" svg:x="1.223cm" svg:y="2.53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75cm" svg:height="0.877cm" svg:x="1.2cm" svg:y="2.524cm">
          <draw:text-box>
            <text:p><text:span text:style-name="T1">List of children for A</text:span></text:p>
          </draw:text-box>
        </draw:frame>
        <draw:frame draw:style-name="gr3" draw:text-style-name="P3" draw:layer="layout" svg:width="3.575cm" svg:height="0.877cm" svg:x="7.995cm" svg:y="1.813cm">
          <draw:text-box>
            <text:p><text:span text:style-name="T1">head</text:span></text:p>
          </draw:text-box>
        </draw:frame>
        <draw:frame draw:style-name="gr3" draw:text-style-name="P3" draw:layer="layout" svg:width="3.575cm" svg:height="0.877cm" svg:x="2.591cm" svg:y="3.473cm">
          <draw:text-box>
            <text:p><text:span text:style-name="T1">nex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5T15:22:40.097971947</dc:date>
    <meta:editing-duration>PT8M34S</meta:editing-duration>
    <meta:editing-cycles>3</meta:editing-cycles>
    <meta:generator>LibreOffice/7.3.6.2$Linux_X86_64 LibreOffice_project/30$Build-2</meta:generator>
    <meta:document-statistic meta:object-count="5"/>
  </office:meta>
</office:document-meta>
</file>